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662cm" fo:min-width="0.214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2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style:font-name="Symbol1" fo:font-size="18pt" style:font-size-asian="18pt" style:font-size-complex="18pt"/>
    </style:style>
    <style:style style:name="T1" style:family="text">
      <style:text-properties style:font-name="Times New Roman2"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font-name="Symbol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Symbo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2.2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86cm" svg:height="0.958cm" svg:x="2.545cm" svg:y="3.008cm">
          <draw:text-box>
            <text:p><text:span text:style-name="T1">y</text:span></text:p>
          </draw:text-box>
        </draw:frame>
        <draw:custom-shape draw:style-name="gr1" draw:text-style-name="P1" xml:id="id2" draw:id="id2" draw:layer="layout" svg:width="1.27cm" svg:height="1.27cm" svg:x="5.49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32cm" svg:height="1.081cm" svg:x="5.701cm" svg:y="4.949cm">
          <draw:text-box>
            <text:p><text:span text:style-name="T2">q</text:span></text:p>
          </draw:text-box>
        </draw:frame>
        <draw:custom-shape draw:style-name="gr1" draw:text-style-name="P1" xml:id="id3" draw:id="id3" draw:layer="layout" svg:width="1.27cm" svg:height="1.27cm" svg:x="2.228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4" draw:id="id4" draw:layer="layout" svg:width="0.938cm" svg:height="1.081cm" svg:x="2.433cm" svg:y="6.708cm">
          <draw:text-box>
            <text:p><text:span text:style-name="T3">y</text:span></text:p>
          </draw:text-box>
        </draw:frame>
        <draw:connector draw:style-name="gr4" draw:text-style-name="P1" draw:layer="layout" draw:type="line" svg:x1="3.51cm" svg:y1="3.524cm" svg:x2="5.682cm" svg:y2="5.016cm" draw:start-shape="id1" draw:start-glue-point="10" draw:end-shape="id2" draw:end-glue-point="5" svg:d="M3510 3524l2172 1492" svg:viewBox="0 0 2173 1493">
          <text:p/>
        </draw:connector>
        <draw:connector draw:style-name="gr4" draw:text-style-name="P1" draw:layer="layout" draw:type="line" svg:x1="3.498cm" svg:y1="7.324cm" svg:x2="5.682cm" svg:y2="5.914cm" draw:start-shape="id3" draw:start-glue-point="10" draw:end-shape="id2" draw:end-glue-point="7" svg:d="M3498 7324l2184-1410" svg:viewBox="0 0 2185 1411">
          <text:p/>
        </draw:connector>
        <draw:connector draw:style-name="gr4" draw:text-style-name="P1" draw:layer="layout" draw:type="line" svg:x1="2.875cm" svg:y1="4.159cm" svg:x2="2.902cm" svg:y2="6.708cm" draw:start-shape="id1" draw:start-glue-point="8" draw:end-shape="id4" draw:end-glue-point="0" svg:d="M2875 4159l27 2549" svg:viewBox="0 0 28 2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Times New Roman2" svg:font-family="'Times New Roman'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che </meta:initial-creator>
    <meta:creation-date>2015-12-04T14:48:31.721316019</meta:creation-date>
    <meta:generator>LibreOffice/4.2.8.2$Linux_X86_64 LibreOffice_project/420m0$Build-2</meta:generator>
    <dc:date>2016-01-07T11:51:15.330171930</dc:date>
    <dc:creator>roche </dc:creator>
    <meta:editing-duration>PT9H34M43S</meta:editing-duration>
    <meta:editing-cycles>32</meta:editing-cycles>
    <meta:document-statistic meta:object-count="9"/>
  </office:meta>
</office:document-meta>
</file>